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5.128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9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0107"/>
    <style:style style:name="ce3" style:family="table-cell" style:parent-style-name="Default" style:data-style-name="N10107">
      <style:text-properties style:font-name="Liberation Sans1"/>
    </style:style>
    <style:style style:name="ce4" style:family="table-cell" style:parent-style-name="Default" style:data-style-name="N10107">
      <style:text-properties style:text-outline="false" style:text-line-through-style="none" style:text-line-through-typ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4"/>
        <table:table-column table:style-name="co3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taxa de juros </text:p>
          </table:table-cell>
          <table:table-cell table:style-name="ce1" office:value-type="percentage" office:value="0.1" calcext:value-type="percentage">
            <text:p>10,00%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investimento hoje</text:p>
          </table:table-cell>
          <table:table-cell/>
          <table:table-cell table:style-name="ce2" office:value-type="currency" office:currency="BRL" office:value="250000" calcext:value-type="currency">
            <text:p>R$ 250.000,00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1 ano</text:p>
          </table:table-cell>
          <table:table-cell/>
          <table:table-cell table:style-name="ce2" table:formula="of:=+[.D3]+[.D3]*[.D1]" office:value-type="currency" office:currency="BRL" office:value="275000" calcext:value-type="currency">
            <text:p>R$ 275.000,00</text:p>
          </table:table-cell>
          <table:table-cell table:style-name="ce2" table:formula="of:=+[.D3]*(1+[.D1])" office:value-type="currency" office:currency="BRL" office:value="275000" calcext:value-type="currency">
            <text:p>R$ 275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 ano</text:p>
          </table:table-cell>
          <table:table-cell/>
          <table:table-cell table:style-name="ce2" table:formula="of:=+[.D4]+[.D4]*[.D1]" office:value-type="currency" office:currency="BRL" office:value="302500" calcext:value-type="currency">
            <text:p>R$ 302.500,00</text:p>
          </table:table-cell>
          <table:table-cell table:style-name="ce3" table:formula="of:=+[.D3]*(1+[.D1])^2" office:value-type="currency" office:currency="BRL" office:value="302500" calcext:value-type="currency">
            <text:p>R$ 302.5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 ano</text:p>
          </table:table-cell>
          <table:table-cell/>
          <table:table-cell table:style-name="ce2" table:formula="of:=+[.D5]+[.D5]*[.D1]" office:value-type="currency" office:currency="BRL" office:value="332750" calcext:value-type="currency">
            <text:p>R$ 332.750,00</text:p>
          </table:table-cell>
          <table:table-cell table:formula="of:=+[.D4]*(1+[.D1])^2" office:value-type="currency" office:currency="BRL" office:value="332750" calcext:value-type="currency">
            <text:p>R$ 332.750,0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table:number-columns-repeated="9"/>
          <table:table-cell table:style-name="ce1" office:value-type="percentage" office:value="0.07" calcext:value-type="percentage">
            <text:p>7,00%</text:p>
          </table:table-cell>
          <table:table-cell/>
        </table:table-row>
        <table:table-row table:style-name="ro1">
          <table:table-cell table:number-columns-repeated="4"/>
          <table:table-cell table:style-name="ce3"/>
          <table:table-cell table:number-columns-repeated="4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3"/>
          <table:table-cell table:number-columns-repeated="4"/>
          <table:table-cell table:style-name="ce2" office:value-type="currency" office:currency="BRL" office:value="1920" calcext:value-type="currency">
            <text:p>R$ 1.920,00</text:p>
          </table:table-cell>
          <table:table-cell table:style-name="ce2" table:formula="of:=+[.J11]/(1+[.J8])^[.J9]" office:value-type="currency" office:currency="BRL" office:value="1464.75880713125" calcext:value-type="currency">
            <text:p>R$ 1.464,7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formula="of:=+[.D3]*(1+[.D1])^15" office:value-type="currency" office:currency="BRL" office:value="1044312.04235391" calcext:value-type="currency">
            <text:p>R$ 1.044.312,04</text:p>
          </table:table-cell>
          <table:table-cell table:style-name="ce2" office:value-type="currency" office:currency="BRL" office:value="100000" calcext:value-type="currency">
            <text:p>R$ 100.000,0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table:number-columns-repeated="5"/>
          <table:table-cell table:style-name="ce2" table:formula="of:=+[.F13]/(1+[.D1])^15" office:value-type="currency" office:currency="BRL" office:value="23939.2049369163" calcext:value-type="currency">
            <text:p>R$ 23.939,20</text:p>
          </table:table-cell>
          <table:table-cell table:style-name="ce2" table:formula="of:=+[.F16]*(1+[.D1])^15" office:value-type="currency" office:currency="BRL" office:value="100000" calcext:value-type="currency">
            <text:p>R$ 100.000,00</text:p>
          </table:table-cell>
          <table:table-cell table:number-columns-repeated="4"/>
        </table:table-row>
      </table:table>
      <table:table table:name="Planilha2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1" table:default-cell-style-name="ce2"/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Tx. Juros</text:p>
          </table:table-cell>
          <table:table-cell table:style-name="ce1" office:value-type="percentage" office:value="0.1" calcext:value-type="percentage">
            <text:p>10,00%</text:p>
          </table:table-cell>
          <table:table-cell table:style-name="ce1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Juros Simples</text:p>
          </table:table-cell>
          <table:table-cell table:style-name="Default" table:number-columns-repeated="2"/>
          <table:table-cell table:style-name="Default" office:value-type="string" calcext:value-type="string">
            <text:p>Juros Compostos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Valor investido</text:p>
          </table:table-cell>
          <table:table-cell office:value-type="currency" office:currency="BRL" office:value="100000" calcext:value-type="currency">
            <text:p>R$ 100.000,00</text:p>
          </table:table-cell>
          <table:table-cell table:style-name="Default" table:number-columns-repeated="2"/>
          <table:table-cell office:value-type="currency" office:currency="BRL" office:value="100000" calcext:value-type="currency">
            <text:p>R$ 100.000,00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Ano</text:p>
          </table:table-cell>
          <table:table-cell table:style-name="Default" office:value-type="string" calcext:value-type="string">
            <text:p>Valor Acumulado</text:p>
          </table:table-cell>
          <table:table-cell table:style-name="Default" office:value-type="string" calcext:value-type="string">
            <text:p>Juros</text:p>
          </table:table-cell>
          <table:table-cell table:style-name="Default"/>
          <table:table-cell table:style-name="Default" office:value-type="string" calcext:value-type="string">
            <text:p>Valor Acumulado</text:p>
          </table:table-cell>
          <table:table-cell table:style-name="Default" office:value-type="string" calcext:value-type="string">
            <text:p>Juro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+[.$C$4]+[.D7]" office:value-type="currency" office:currency="BRL" office:value="110000" calcext:value-type="currency">
            <text:p>R$ 110.000,00</text:p>
          </table:table-cell>
          <table:table-cell table:formula="of:=+[.$C$4]*[.$D$2]" office:value-type="currency" office:currency="BRL" office:value="10000" calcext:value-type="currency">
            <text:p>R$ 10.000,00</text:p>
          </table:table-cell>
          <table:table-cell/>
          <table:table-cell table:formula="of:=+[.F4]+[.G7]" office:value-type="currency" office:currency="BRL" office:value="110000" calcext:value-type="currency">
            <text:p>R$ 110.000,00</text:p>
          </table:table-cell>
          <table:table-cell table:formula="of:=+[.F4]*[.$D$2]" office:value-type="currency" office:currency="BRL" office:value="10000" calcext:value-type="currency">
            <text:p>R$ 10.000,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+[.C7]+[.D8]" office:value-type="currency" office:currency="BRL" office:value="120000" calcext:value-type="currency">
            <text:p>R$ 120.000,00</text:p>
          </table:table-cell>
          <table:table-cell table:formula="of:=+[.$C$4]*[.$D$2]" office:value-type="currency" office:currency="BRL" office:value="10000" calcext:value-type="currency">
            <text:p>R$ 10.000,00</text:p>
          </table:table-cell>
          <table:table-cell/>
          <table:table-cell table:formula="of:=+[.F7]+[.G8]" office:value-type="currency" office:currency="BRL" office:value="121000" calcext:value-type="currency">
            <text:p>R$ 121.000,00</text:p>
          </table:table-cell>
          <table:table-cell table:formula="of:=+[.F7]*[.$D$2]" office:value-type="currency" office:currency="BRL" office:value="11000" calcext:value-type="currency">
            <text:p>R$ 11.000,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+[.C8]+[.D9]" office:value-type="currency" office:currency="BRL" office:value="130000" calcext:value-type="currency">
            <text:p>R$ 130.000,00</text:p>
          </table:table-cell>
          <table:table-cell table:formula="of:=+[.$C$4]*[.$D$2]" office:value-type="currency" office:currency="BRL" office:value="10000" calcext:value-type="currency">
            <text:p>R$ 10.000,00</text:p>
          </table:table-cell>
          <table:table-cell/>
          <table:table-cell table:formula="of:=+[.F8]+[.G9]" office:value-type="currency" office:currency="BRL" office:value="133100" calcext:value-type="currency">
            <text:p>R$ 133.100,00</text:p>
          </table:table-cell>
          <table:table-cell table:formula="of:=+[.F8]*[.$D$2]" office:value-type="currency" office:currency="BRL" office:value="12100" calcext:value-type="currency">
            <text:p>R$ 12.100,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+[.C9]+[.D10]" office:value-type="currency" office:currency="BRL" office:value="140000" calcext:value-type="currency">
            <text:p>R$ 140.000,00</text:p>
          </table:table-cell>
          <table:table-cell table:formula="of:=+[.$C$4]*[.$D$2]" office:value-type="currency" office:currency="BRL" office:value="10000" calcext:value-type="currency">
            <text:p>R$ 10.000,00</text:p>
          </table:table-cell>
          <table:table-cell/>
          <table:table-cell table:formula="of:=+[.F9]+[.G10]" office:value-type="currency" office:currency="BRL" office:value="146410" calcext:value-type="currency">
            <text:p>R$ 146.410,00</text:p>
          </table:table-cell>
          <table:table-cell table:formula="of:=+[.F9]*[.$D$2]" office:value-type="currency" office:currency="BRL" office:value="13310" calcext:value-type="currency">
            <text:p>R$ 13.310,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+[.C10]+[.D11]" office:value-type="currency" office:currency="BRL" office:value="150000" calcext:value-type="currency">
            <text:p>R$ 150.000,00</text:p>
          </table:table-cell>
          <table:table-cell table:formula="of:=+[.$C$4]*[.$D$2]" office:value-type="currency" office:currency="BRL" office:value="10000" calcext:value-type="currency">
            <text:p>R$ 10.000,00</text:p>
          </table:table-cell>
          <table:table-cell/>
          <table:table-cell table:formula="of:=+[.F10]+[.G11]" office:value-type="currency" office:currency="BRL" office:value="161051" calcext:value-type="currency">
            <text:p>R$ 161.051,00</text:p>
          </table:table-cell>
          <table:table-cell table:formula="of:=+[.F10]*[.$D$2]" office:value-type="currency" office:currency="BRL" office:value="14641" calcext:value-type="currency">
            <text:p>R$ 14.641,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+[.C11]+[.D12]" office:value-type="currency" office:currency="BRL" office:value="160000" calcext:value-type="currency">
            <text:p>R$ 160.000,00</text:p>
          </table:table-cell>
          <table:table-cell table:formula="of:=+[.$C$4]*[.$D$2]" office:value-type="currency" office:currency="BRL" office:value="10000" calcext:value-type="currency">
            <text:p>R$ 10.000,00</text:p>
          </table:table-cell>
          <table:table-cell/>
          <table:table-cell table:formula="of:=+[.F11]+[.G12]" office:value-type="currency" office:currency="BRL" office:value="177156.1" calcext:value-type="currency">
            <text:p>R$ 177.156,10</text:p>
          </table:table-cell>
          <table:table-cell table:formula="of:=+[.F11]*[.$D$2]" office:value-type="currency" office:currency="BRL" office:value="16105.1" calcext:value-type="currency">
            <text:p>R$ 16.105,1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+[.C12]+[.D13]" office:value-type="currency" office:currency="BRL" office:value="170000" calcext:value-type="currency">
            <text:p>R$ 170.000,00</text:p>
          </table:table-cell>
          <table:table-cell table:formula="of:=+[.$C$4]*[.$D$2]" office:value-type="currency" office:currency="BRL" office:value="10000" calcext:value-type="currency">
            <text:p>R$ 10.000,00</text:p>
          </table:table-cell>
          <table:table-cell/>
          <table:table-cell table:formula="of:=+[.F12]+[.G13]" office:value-type="currency" office:currency="BRL" office:value="194871.71" calcext:value-type="currency">
            <text:p>R$ 194.871,71</text:p>
          </table:table-cell>
          <table:table-cell table:formula="of:=+[.F12]*[.$D$2]" office:value-type="currency" office:currency="BRL" office:value="17715.61" calcext:value-type="currency">
            <text:p>R$ 17.715,6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+[.C13]+[.D14]" office:value-type="currency" office:currency="BRL" office:value="180000" calcext:value-type="currency">
            <text:p>R$ 180.000,00</text:p>
          </table:table-cell>
          <table:table-cell table:formula="of:=+[.$C$4]*[.$D$2]" office:value-type="currency" office:currency="BRL" office:value="10000" calcext:value-type="currency">
            <text:p>R$ 10.000,00</text:p>
          </table:table-cell>
          <table:table-cell/>
          <table:table-cell table:formula="of:=+[.F13]+[.G14]" office:value-type="currency" office:currency="BRL" office:value="214358.881" calcext:value-type="currency">
            <text:p>R$ 214.358,88</text:p>
          </table:table-cell>
          <table:table-cell table:formula="of:=+[.F13]*[.$D$2]" office:value-type="currency" office:currency="BRL" office:value="19487.171" calcext:value-type="currency">
            <text:p>R$ 19.487,1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+[.C14]+[.D15]" office:value-type="currency" office:currency="BRL" office:value="190000" calcext:value-type="currency">
            <text:p>R$ 190.000,00</text:p>
          </table:table-cell>
          <table:table-cell table:formula="of:=+[.$C$4]*[.$D$2]" office:value-type="currency" office:currency="BRL" office:value="10000" calcext:value-type="currency">
            <text:p>R$ 10.000,00</text:p>
          </table:table-cell>
          <table:table-cell/>
          <table:table-cell table:formula="of:=+[.F14]+[.G15]" office:value-type="currency" office:currency="BRL" office:value="235794.7691" calcext:value-type="currency">
            <text:p>R$ 235.794,77</text:p>
          </table:table-cell>
          <table:table-cell table:formula="of:=+[.F14]*[.$D$2]" office:value-type="currency" office:currency="BRL" office:value="21435.8881" calcext:value-type="currency">
            <text:p>R$ 21.435,8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+[.C15]+[.D16]" office:value-type="currency" office:currency="BRL" office:value="200000" calcext:value-type="currency">
            <text:p>R$ 200.000,00</text:p>
          </table:table-cell>
          <table:table-cell table:formula="of:=+[.$C$4]*[.$D$2]" office:value-type="currency" office:currency="BRL" office:value="10000" calcext:value-type="currency">
            <text:p>R$ 10.000,00</text:p>
          </table:table-cell>
          <table:table-cell/>
          <table:table-cell table:formula="of:=+[.F15]+[.G16]" office:value-type="currency" office:currency="BRL" office:value="259374.24601" calcext:value-type="currency">
            <text:p>R$ 259.374,25</text:p>
          </table:table-cell>
          <table:table-cell table:formula="of:=+[.F15]*[.$D$2]" office:value-type="currency" office:currency="BRL" office:value="23579.47691" calcext:value-type="currency">
            <text:p>R$ 23.579,4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+[.C16]+[.D17]" office:value-type="currency" office:currency="BRL" office:value="210000" calcext:value-type="currency">
            <text:p>R$ 210.000,00</text:p>
          </table:table-cell>
          <table:table-cell table:formula="of:=+[.$C$4]*[.$D$2]" office:value-type="currency" office:currency="BRL" office:value="10000" calcext:value-type="currency">
            <text:p>R$ 10.000,00</text:p>
          </table:table-cell>
          <table:table-cell/>
          <table:table-cell table:formula="of:=+[.F16]+[.G17]" office:value-type="currency" office:currency="BRL" office:value="285311.670611" calcext:value-type="currency">
            <text:p>R$ 285.311,67</text:p>
          </table:table-cell>
          <table:table-cell table:formula="of:=+[.F16]*[.$D$2]" office:value-type="currency" office:currency="BRL" office:value="25937.424601" calcext:value-type="currency">
            <text:p>R$ 25.937,4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+[.C17]+[.D18]" office:value-type="currency" office:currency="BRL" office:value="220000" calcext:value-type="currency">
            <text:p>R$ 220.000,00</text:p>
          </table:table-cell>
          <table:table-cell table:formula="of:=+[.$C$4]*[.$D$2]" office:value-type="currency" office:currency="BRL" office:value="10000" calcext:value-type="currency">
            <text:p>R$ 10.000,00</text:p>
          </table:table-cell>
          <table:table-cell/>
          <table:table-cell table:formula="of:=+[.F17]+[.G18]" office:value-type="currency" office:currency="BRL" office:value="313842.8376721" calcext:value-type="currency">
            <text:p>R$ 313.842,84</text:p>
          </table:table-cell>
          <table:table-cell table:formula="of:=+[.F17]*[.$D$2]" office:value-type="currency" office:currency="BRL" office:value="28531.1670611" calcext:value-type="currency">
            <text:p>R$ 28.531,1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+[.C18]+[.D19]" office:value-type="currency" office:currency="BRL" office:value="230000" calcext:value-type="currency">
            <text:p>R$ 230.000,00</text:p>
          </table:table-cell>
          <table:table-cell table:formula="of:=+[.$C$4]*[.$D$2]" office:value-type="currency" office:currency="BRL" office:value="10000" calcext:value-type="currency">
            <text:p>R$ 10.000,00</text:p>
          </table:table-cell>
          <table:table-cell/>
          <table:table-cell table:formula="of:=+[.F18]+[.G19]" office:value-type="currency" office:currency="BRL" office:value="345227.12143931" calcext:value-type="currency">
            <text:p>R$ 345.227,12</text:p>
          </table:table-cell>
          <table:table-cell table:formula="of:=+[.F18]*[.$D$2]" office:value-type="currency" office:currency="BRL" office:value="31384.28376721" calcext:value-type="currency">
            <text:p>R$ 31.384,2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+[.C19]+[.D20]" office:value-type="currency" office:currency="BRL" office:value="240000" calcext:value-type="currency">
            <text:p>R$ 240.000,00</text:p>
          </table:table-cell>
          <table:table-cell table:formula="of:=+[.$C$4]*[.$D$2]" office:value-type="currency" office:currency="BRL" office:value="10000" calcext:value-type="currency">
            <text:p>R$ 10.000,00</text:p>
          </table:table-cell>
          <table:table-cell/>
          <table:table-cell table:formula="of:=+[.F19]+[.G20]" office:value-type="currency" office:currency="BRL" office:value="379749.833583241" calcext:value-type="currency">
            <text:p>R$ 379.749,83</text:p>
          </table:table-cell>
          <table:table-cell table:formula="of:=+[.F19]*[.$D$2]" office:value-type="currency" office:currency="BRL" office:value="34522.712143931" calcext:value-type="currency">
            <text:p>R$ 34.522,7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+[.C20]+[.D21]" office:value-type="currency" office:currency="BRL" office:value="250000" calcext:value-type="currency">
            <text:p>R$ 250.000,00</text:p>
          </table:table-cell>
          <table:table-cell table:formula="of:=+[.$C$4]*[.$D$2]" office:value-type="currency" office:currency="BRL" office:value="10000" calcext:value-type="currency">
            <text:p>R$ 10.000,00</text:p>
          </table:table-cell>
          <table:table-cell/>
          <table:table-cell table:formula="of:=+[.F20]+[.G21]" office:value-type="currency" office:currency="BRL" office:value="417724.816941565" calcext:value-type="currency">
            <text:p>R$ 417.724,82</text:p>
          </table:table-cell>
          <table:table-cell table:formula="of:=+[.F20]*[.$D$2]" office:value-type="currency" office:currency="BRL" office:value="37974.9833583241" calcext:value-type="currency">
            <text:p>R$ 37.974,9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+[.C21]+[.D22]" office:value-type="currency" office:currency="BRL" office:value="260000" calcext:value-type="currency">
            <text:p>R$ 260.000,00</text:p>
          </table:table-cell>
          <table:table-cell table:formula="of:=+[.$C$4]*[.$D$2]" office:value-type="currency" office:currency="BRL" office:value="10000" calcext:value-type="currency">
            <text:p>R$ 10.000,00</text:p>
          </table:table-cell>
          <table:table-cell/>
          <table:table-cell table:formula="of:=+[.F21]+[.G22]" office:value-type="currency" office:currency="BRL" office:value="459497.298635722" calcext:value-type="currency">
            <text:p>R$ 459.497,30</text:p>
          </table:table-cell>
          <table:table-cell table:formula="of:=+[.F21]*[.$D$2]" office:value-type="currency" office:currency="BRL" office:value="41772.4816941565" calcext:value-type="currency">
            <text:p>R$ 41.772,4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+[.C22]+[.D23]" office:value-type="currency" office:currency="BRL" office:value="270000" calcext:value-type="currency">
            <text:p>R$ 270.000,00</text:p>
          </table:table-cell>
          <table:table-cell table:formula="of:=+[.$C$4]*[.$D$2]" office:value-type="currency" office:currency="BRL" office:value="10000" calcext:value-type="currency">
            <text:p>R$ 10.000,00</text:p>
          </table:table-cell>
          <table:table-cell/>
          <table:table-cell table:formula="of:=+[.F22]+[.G23]" office:value-type="currency" office:currency="BRL" office:value="505447.028499294" calcext:value-type="currency">
            <text:p>R$ 505.447,03</text:p>
          </table:table-cell>
          <table:table-cell table:formula="of:=+[.F22]*[.$D$2]" office:value-type="currency" office:currency="BRL" office:value="45949.7298635722" calcext:value-type="currency">
            <text:p>R$ 45.949,7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+[.C23]+[.D24]" office:value-type="currency" office:currency="BRL" office:value="280000" calcext:value-type="currency">
            <text:p>R$ 280.000,00</text:p>
          </table:table-cell>
          <table:table-cell table:formula="of:=+[.$C$4]*[.$D$2]" office:value-type="currency" office:currency="BRL" office:value="10000" calcext:value-type="currency">
            <text:p>R$ 10.000,00</text:p>
          </table:table-cell>
          <table:table-cell/>
          <table:table-cell table:formula="of:=+[.F23]+[.G24]" office:value-type="currency" office:currency="BRL" office:value="555991.731349223" calcext:value-type="currency">
            <text:p>R$ 555.991,73</text:p>
          </table:table-cell>
          <table:table-cell table:formula="of:=+[.F23]*[.$D$2]" office:value-type="currency" office:currency="BRL" office:value="50544.7028499294" calcext:value-type="currency">
            <text:p>R$ 50.544,7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+[.C24]+[.D25]" office:value-type="currency" office:currency="BRL" office:value="290000" calcext:value-type="currency">
            <text:p>R$ 290.000,00</text:p>
          </table:table-cell>
          <table:table-cell table:formula="of:=+[.$C$4]*[.$D$2]" office:value-type="currency" office:currency="BRL" office:value="10000" calcext:value-type="currency">
            <text:p>R$ 10.000,00</text:p>
          </table:table-cell>
          <table:table-cell/>
          <table:table-cell table:formula="of:=+[.F24]+[.G25]" office:value-type="currency" office:currency="BRL" office:value="611590.904484146" calcext:value-type="currency">
            <text:p>R$ 611.590,90</text:p>
          </table:table-cell>
          <table:table-cell table:formula="of:=+[.F24]*[.$D$2]" office:value-type="currency" office:currency="BRL" office:value="55599.1731349223" calcext:value-type="currency">
            <text:p>R$ 55.599,1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+[.C25]+[.D26]" office:value-type="currency" office:currency="BRL" office:value="300000" calcext:value-type="currency">
            <text:p>R$ 300.000,00</text:p>
          </table:table-cell>
          <table:table-cell table:formula="of:=+[.$C$4]*[.$D$2]" office:value-type="currency" office:currency="BRL" office:value="10000" calcext:value-type="currency">
            <text:p>R$ 10.000,00</text:p>
          </table:table-cell>
          <table:table-cell/>
          <table:table-cell table:formula="of:=+[.F25]+[.G26]" office:value-type="currency" office:currency="BRL" office:value="672749.99493256" calcext:value-type="currency">
            <text:p>R$ 672.749,99</text:p>
          </table:table-cell>
          <table:table-cell table:formula="of:=+[.F25]*[.$D$2]" office:value-type="currency" office:currency="BRL" office:value="61159.0904484146" calcext:value-type="currency">
            <text:p>R$ 61.159,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pt" number:country="BR">
      <number:currency-symbol>R$</number:currency-symbol>
      <number:text> </number:text>
      <number:number number:decimal-places="2" loext:min-decimal-places="2" number:min-integer-digits="1" number:grouping="true"/>
    </number:currency-style>
    <number:currency-style style:name="N10107" number:language="pt" number:country="BR">
      <style:text-properties fo:color="#ff0000"/>
      <number:text>-</number:text>
      <number:currency-symbol>R$</number:currency-symbol>
      <number:text> </number:text>
      <number:number number:decimal-places="2" loext:min-decimal-places="2" number:min-integer-digits="1" number:grouping="true"/>
      <style:map style:condition="value()&gt;=0" style:apply-style-name="N10107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6T21:16:48.062643832</meta:creation-date>
    <dc:date>2021-12-06T22:48:37.142284534</dc:date>
    <meta:editing-duration>PT9M54S</meta:editing-duration>
    <meta:editing-cycles>2</meta:editing-cycles>
    <meta:generator>LibreOffice/6.4.7.2$Linux_X86_64 LibreOffice_project/40$Build-2</meta:generator>
    <meta:document-statistic meta:table-count="2" meta:cell-count="133" meta:object-count="0"/>
  </office:meta>
</office:document-meta>
</file>